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float" office:value="0.00153336">
            <text:p>0,00153336</text:p>
          </table:table-cell>
          <table:table-cell office:value-type="float" office:value="0.384615">
            <text:p>0,384615</text:p>
          </table:table-cell>
          <table:table-cell office:value-type="float" office:value="0.307087">
            <text:p>0,307087</text:p>
          </table:table-cell>
          <table:table-cell office:value-type="float" office:value="-0.00998467">
            <text:p>-0,00998467</text:p>
          </table:table-cell>
          <table:table-cell office:value-type="float" office:value="0.255706">
            <text:p>0,255706</text:p>
          </table:table-cell>
          <table:table-cell office:value-type="float" office:value="0.000397028">
            <text:p>0,000397028</text:p>
          </table:table-cell>
          <table:table-cell office:value-type="float" office:value="0.210938">
            <text:p>0,210938</text:p>
          </table:table-cell>
          <table:table-cell office:value-type="float" office:value="0.0102939">
            <text:p>0,0102939</text:p>
          </table:table-cell>
          <table:table-cell office:value-type="float" office:value="0.0234402">
            <text:p>0,0234402</text:p>
          </table:table-cell>
          <table:table-cell office:value-type="float" office:value="0.587541">
            <text:p>0,587541</text:p>
          </table:table-cell>
          <table:table-cell office:value-type="float" office:value="0.15626">
            <text:p>0,15626</text:p>
          </table:table-cell>
          <table:table-cell office:value-type="float" office:value="3.74284">
            <text:p>3,74284</text:p>
          </table:table-cell>
        </table:table-row>
        <table:table-row table:style-name="ro1">
          <table:table-cell office:value-type="float" office:value="0.00247165">
            <text:p>0,00247165</text:p>
          </table:table-cell>
          <table:table-cell office:value-type="float" office:value="0.583333">
            <text:p>0,583333</text:p>
          </table:table-cell>
          <table:table-cell office:value-type="float" office:value="0.188976">
            <text:p>0,188976</text:p>
          </table:table-cell>
          <table:table-cell office:value-type="float" office:value="0.0112205">
            <text:p>0,0112205</text:p>
          </table:table-cell>
          <table:table-cell office:value-type="float" office:value="0.318588">
            <text:p>0,318588</text:p>
          </table:table-cell>
          <table:table-cell office:value-type="float" office:value="0.000514658">
            <text:p>0,000514658</text:p>
          </table:table-cell>
          <table:table-cell office:value-type="float" office:value="0.148438">
            <text:p>0,148438</text:p>
          </table:table-cell>
          <table:table-cell office:value-type="float" office:value="0.0101231">
            <text:p>0,0101231</text:p>
          </table:table-cell>
          <table:table-cell office:value-type="float" office:value="0.0322327">
            <text:p>0,0322327</text:p>
          </table:table-cell>
          <table:table-cell office:value-type="float" office:value="0.724437">
            <text:p>0,724437</text:p>
          </table:table-cell>
          <table:table-cell office:value-type="float" office:value="0.0882323">
            <text:p>0,0882323</text:p>
          </table:table-cell>
          <table:table-cell office:value-type="float" office:value="1.65928">
            <text:p>1,65928</text:p>
          </table:table-cell>
        </table:table-row>
        <table:table-row table:style-name="ro1">
          <table:table-cell office:value-type="float" office:value="0.00367445">
            <text:p>0,00367445</text:p>
          </table:table-cell>
          <table:table-cell office:value-type="float" office:value="0.318182">
            <text:p>0,318182</text:p>
          </table:table-cell>
          <table:table-cell office:value-type="float" office:value="0.173228">
            <text:p>0,173228</text:p>
          </table:table-cell>
          <table:table-cell office:value-type="float" office:value="-0.0173851">
            <text:p>-0,0173851</text:p>
          </table:table-cell>
          <table:table-cell office:value-type="float" office:value="0.417473">
            <text:p>0,417473</text:p>
          </table:table-cell>
          <table:table-cell office:value-type="float" office:value="0.000550585">
            <text:p>0,000550585</text:p>
          </table:table-cell>
          <table:table-cell office:value-type="float" office:value="0.113281">
            <text:p>0,113281</text:p>
          </table:table-cell>
          <table:table-cell office:value-type="float" office:value="0.00718443">
            <text:p>0,00718443</text:p>
          </table:table-cell>
          <table:table-cell office:value-type="float" office:value="0.0318723">
            <text:p>0,0318723</text:p>
          </table:table-cell>
          <table:table-cell office:value-type="float" office:value="0.843536">
            <text:p>0,843536</text:p>
          </table:table-cell>
          <table:table-cell office:value-type="float" office:value="0.100183">
            <text:p>0,100183</text:p>
          </table:table-cell>
          <table:table-cell office:value-type="float" office:value="1.52748">
            <text:p>1,52748</text:p>
          </table:table-cell>
        </table:table-row>
        <table:table-row table:style-name="ro1">
          <table:table-cell office:value-type="float" office:value="0.00455529">
            <text:p>0,00455529</text:p>
          </table:table-cell>
          <table:table-cell office:value-type="float" office:value="0.636364">
            <text:p>0,636364</text:p>
          </table:table-cell>
          <table:table-cell office:value-type="float" office:value="0.0866142">
            <text:p>0,0866142</text:p>
          </table:table-cell>
          <table:table-cell office:value-type="float" office:value="-0.00353035">
            <text:p>-0,00353035</text:p>
          </table:table-cell>
          <table:table-cell office:value-type="float" office:value="0.0832386">
            <text:p>0,0832386</text:p>
          </table:table-cell>
          <table:table-cell office:value-type="float" office:value="0.000301295">
            <text:p>0,000301295</text:p>
          </table:table-cell>
          <table:table-cell office:value-type="float" office:value="0.0703125">
            <text:p>0,0703125</text:p>
          </table:table-cell>
          <table:table-cell office:value-type="float" office:value="0.00558179">
            <text:p>0,00558179</text:p>
          </table:table-cell>
          <table:table-cell office:value-type="float" office:value="0.0389563">
            <text:p>0,0389563</text:p>
          </table:table-cell>
          <table:table-cell office:value-type="float" office:value="0.866634">
            <text:p>0,866634</text:p>
          </table:table-cell>
          <table:table-cell office:value-type="float" office:value="0.0362692">
            <text:p>0,0362692</text:p>
          </table:table-cell>
          <table:table-cell office:value-type="float" office:value="1.21338">
            <text:p>1,2133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153336">
            <text:p>0,00153336</text:p>
          </table:table-cell>
          <table:table-cell table:formula="of:=MIN([.B1:.B6])" office:value-type="float" office:value="0.318182">
            <text:p>0,318182</text:p>
          </table:table-cell>
          <table:table-cell table:formula="of:=MIN([.C1:.C6])" office:value-type="float" office:value="0.0866142">
            <text:p>0,0866142</text:p>
          </table:table-cell>
          <table:table-cell table:formula="of:=MIN([.D1:.D6])" office:value-type="float" office:value="-0.0173851">
            <text:p>-0,0173851</text:p>
          </table:table-cell>
          <table:table-cell table:formula="of:=MIN([.E1:.E6])" office:value-type="float" office:value="0.0832386">
            <text:p>0,0832386</text:p>
          </table:table-cell>
          <table:table-cell table:formula="of:=MIN([.F1:.F6])" office:value-type="float" office:value="0.000301295">
            <text:p>0,000301295</text:p>
          </table:table-cell>
          <table:table-cell table:formula="of:=MIN([.G1:.G6])" office:value-type="float" office:value="0.0703125">
            <text:p>0,0703125</text:p>
          </table:table-cell>
          <table:table-cell table:formula="of:=MIN([.H1:.H6])" office:value-type="float" office:value="0.00558179">
            <text:p>0,00558179</text:p>
          </table:table-cell>
          <table:table-cell table:formula="of:=MIN([.I1:.I6])" office:value-type="float" office:value="0.0234402">
            <text:p>0,0234402</text:p>
          </table:table-cell>
          <table:table-cell table:formula="of:=MIN([.J1:.J6])" office:value-type="float" office:value="0.587541">
            <text:p>0,587541</text:p>
          </table:table-cell>
          <table:table-cell table:formula="of:=MIN([.K1:.K6])" office:value-type="float" office:value="0.0362692">
            <text:p>0,0362692</text:p>
          </table:table-cell>
          <table:table-cell table:formula="of:=MIN([.L1:.L6])" office:value-type="float" office:value="1.21338">
            <text:p>1,21338</text:p>
          </table:table-cell>
        </table:table-row>
        <table:table-row table:style-name="ro1">
          <table:table-cell table:formula="of:=MAX([.A1:.A6])" office:value-type="float" office:value="0.00455529">
            <text:p>0,00455529</text:p>
          </table:table-cell>
          <table:table-cell table:formula="of:=MAX([.B1:.B6])" office:value-type="float" office:value="0.636364">
            <text:p>0,636364</text:p>
          </table:table-cell>
          <table:table-cell table:formula="of:=MAX([.C1:.C6])" office:value-type="float" office:value="0.307087">
            <text:p>0,307087</text:p>
          </table:table-cell>
          <table:table-cell table:formula="of:=MAX([.D1:.D6])" office:value-type="float" office:value="0.0112205">
            <text:p>0,0112205</text:p>
          </table:table-cell>
          <table:table-cell table:formula="of:=MAX([.E1:.E6])" office:value-type="float" office:value="0.417473">
            <text:p>0,417473</text:p>
          </table:table-cell>
          <table:table-cell table:formula="of:=MAX([.F1:.F6])" office:value-type="float" office:value="0.000550585">
            <text:p>0,000550585</text:p>
          </table:table-cell>
          <table:table-cell table:formula="of:=MAX([.G1:.G6])" office:value-type="float" office:value="0.210938">
            <text:p>0,210938</text:p>
          </table:table-cell>
          <table:table-cell table:formula="of:=MAX([.H1:.H6])" office:value-type="float" office:value="0.0102939">
            <text:p>0,0102939</text:p>
          </table:table-cell>
          <table:table-cell table:formula="of:=MAX([.I1:.I6])" office:value-type="float" office:value="0.0389563">
            <text:p>0,0389563</text:p>
          </table:table-cell>
          <table:table-cell table:formula="of:=MAX([.J1:.J6])" office:value-type="float" office:value="0.866634">
            <text:p>0,866634</text:p>
          </table:table-cell>
          <table:table-cell table:formula="of:=MAX([.K1:.K6])" office:value-type="float" office:value="0.15626">
            <text:p>0,15626</text:p>
          </table:table-cell>
          <table:table-cell table:formula="of:=MAX([.L1:.L6])" office:value-type="float" office:value="3.74284">
            <text:p>3,742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5:28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5:28:09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